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e41d" officeooo:paragraph-rsid="0006e41d"/>
    </style:style>
    <style:style style:name="P2" style:family="paragraph" style:parent-style-name="Standard">
      <style:text-properties officeooo:rsid="000827a9" officeooo:paragraph-rsid="000827a9"/>
    </style:style>
    <style:style style:name="P3" style:family="paragraph" style:parent-style-name="Standard">
      <style:text-properties officeooo:rsid="0008cb61" officeooo:paragraph-rsid="0008cb61"/>
    </style:style>
    <style:style style:name="P4" style:family="paragraph" style:parent-style-name="Standard">
      <style:text-properties officeooo:rsid="00096207" officeooo:paragraph-rsid="00096207"/>
    </style:style>
    <style:style style:name="P5" style:family="paragraph" style:parent-style-name="Standard">
      <style:text-properties officeooo:rsid="000c98bd" officeooo:paragraph-rsid="000de6ab"/>
    </style:style>
    <style:style style:name="P6" style:family="paragraph" style:parent-style-name="Standard">
      <style:text-properties officeooo:rsid="000de6ab" officeooo:paragraph-rsid="0010b50a"/>
    </style:style>
    <style:style style:name="P7" style:family="paragraph" style:parent-style-name="Standard">
      <style:text-properties officeooo:rsid="000de6ab" officeooo:paragraph-rsid="000f0442"/>
    </style:style>
    <style:style style:name="P8" style:family="paragraph" style:parent-style-name="Standard">
      <style:text-properties officeooo:rsid="000f0442" officeooo:paragraph-rsid="000f0442"/>
    </style:style>
    <style:style style:name="P9" style:family="paragraph" style:parent-style-name="Standard">
      <style:text-properties officeooo:rsid="000ffd4e" officeooo:paragraph-rsid="0010b50a"/>
    </style:style>
    <style:style style:name="P10" style:family="paragraph" style:parent-style-name="Standard">
      <style:text-properties officeooo:rsid="000ffd4e" officeooo:paragraph-rsid="00142c8f"/>
    </style:style>
    <style:style style:name="P11" style:family="paragraph" style:parent-style-name="Standard">
      <style:text-properties officeooo:rsid="0010b50a" officeooo:paragraph-rsid="0010b50a"/>
    </style:style>
    <style:style style:name="P12" style:family="paragraph" style:parent-style-name="Standard">
      <style:text-properties officeooo:rsid="00129545" officeooo:paragraph-rsid="00129545"/>
    </style:style>
    <style:style style:name="P13" style:family="paragraph" style:parent-style-name="Standard">
      <style:text-properties officeooo:rsid="0013aa82" officeooo:paragraph-rsid="0013aa82"/>
    </style:style>
    <style:style style:name="P14" style:family="paragraph" style:parent-style-name="Standard">
      <style:text-properties officeooo:rsid="00142c8f" officeooo:paragraph-rsid="00142c8f"/>
    </style:style>
    <style:style style:name="P15" style:family="paragraph" style:parent-style-name="Standard">
      <style:text-properties officeooo:rsid="00144a0d" officeooo:paragraph-rsid="00144a0d"/>
    </style:style>
    <style:style style:name="P16" style:family="paragraph" style:parent-style-name="Standard">
      <style:text-properties officeooo:rsid="00150326" officeooo:paragraph-rsid="00150326"/>
    </style:style>
    <style:style style:name="P17" style:family="paragraph" style:parent-style-name="Standard">
      <style:text-properties officeooo:rsid="0016ad37" officeooo:paragraph-rsid="0016ad37"/>
    </style:style>
    <style:style style:name="P18" style:family="paragraph" style:parent-style-name="Standard">
      <style:text-properties officeooo:rsid="00181b09" officeooo:paragraph-rsid="00181b09"/>
    </style:style>
    <style:style style:name="P19" style:family="paragraph" style:parent-style-name="Standard">
      <style:text-properties officeooo:rsid="001b1039" officeooo:paragraph-rsid="001b1039"/>
    </style:style>
    <style:style style:name="P20" style:family="paragraph" style:parent-style-name="Standard">
      <style:text-properties officeooo:rsid="001cf365" officeooo:paragraph-rsid="001cf365"/>
    </style:style>
    <style:style style:name="P21" style:family="paragraph" style:parent-style-name="Standard">
      <style:text-properties officeooo:rsid="002098f9" officeooo:paragraph-rsid="002098f9"/>
    </style:style>
    <style:style style:name="P22" style:family="paragraph" style:parent-style-name="Standard">
      <style:text-properties officeooo:rsid="0008cb61" officeooo:paragraph-rsid="0008cb61"/>
    </style:style>
    <style:style style:name="P23" style:family="paragraph" style:parent-style-name="Standard">
      <style:text-properties officeooo:rsid="00216bd6" officeooo:paragraph-rsid="00216bd6"/>
    </style:style>
    <style:style style:name="P24" style:family="paragraph" style:parent-style-name="Standard">
      <style:text-properties officeooo:rsid="000ffd4e" officeooo:paragraph-rsid="0008cb61"/>
    </style:style>
    <style:style style:name="P25" style:family="paragraph" style:parent-style-name="Standard">
      <style:text-properties officeooo:rsid="0016ad37" officeooo:paragraph-rsid="0016ad37"/>
    </style:style>
    <style:style style:name="T1" style:family="text">
      <style:text-properties officeooo:rsid="000ccfa5"/>
    </style:style>
    <style:style style:name="T2" style:family="text">
      <style:text-properties officeooo:rsid="000f0442"/>
    </style:style>
    <style:style style:name="T3" style:family="text">
      <style:text-properties officeooo:rsid="000ffd4e"/>
    </style:style>
    <style:style style:name="T4" style:family="text">
      <style:text-properties officeooo:rsid="0010b50a"/>
    </style:style>
    <style:style style:name="T5" style:family="text">
      <style:text-properties officeooo:rsid="0013aa82"/>
    </style:style>
    <style:style style:name="T6" style:family="text">
      <style:text-properties officeooo:rsid="00144a0d"/>
    </style:style>
    <style:style style:name="T7" style:family="text">
      <style:text-properties officeooo:rsid="00181b09"/>
    </style:style>
    <style:style style:name="T8" style:family="text">
      <style:text-properties officeooo:rsid="001ed276"/>
    </style:style>
    <style:style style:name="T9" style:family="text">
      <style:text-properties officeooo:rsid="002098f9"/>
    </style:style>
    <style:style style:name="T10" style:family="text">
      <style:text-properties officeooo:rsid="00216b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0">Projet ATAL e-</text:span> ATAL</text:h>
      <text:p text:style-name="P1"/>
      <text:p text:style-name="P2">Définir ce qui est attendu du rôle de référent et comparer ce rôle avec la liste d’actions à faire</text:p>
      <text:p text:style-name="P20"/>
      <text:p text:style-name="P20"><text:span text:style-name="T9">Répartition du travail entre</text:span> les services techniques et la DSI</text:p>
      <text:p text:style-name="P2"/>
      <text:p text:style-name="P3">1. Paramétrage interne du logiciel à revoir :</text:p>
      <text:p text:style-name="P3">1.1. Les listes de valeurs qui devrait être figés et qui ont été modifiés par plusieurs personnes, inutilisables correctement en l’état</text:p>
      <text:p text:style-name="P3">1.2. <text:span text:style-name="T10">L</text:span>es droits</text:p>
      <text:p text:style-name="P3"/>
      <text:p text:style-name="P3">2. <text:span text:style-name="T7">L</text:span>es listes de valeurs qui ne sont pas spécifiques au logiciel ATAL</text:p>
      <text:p text:style-name="P3">2.1. <text:span text:style-name="T7">L</text:span>es réf<text:span text:style-name="T1">é</text:span>rences</text:p>
      <text:p text:style-name="P3">2.2. et les procédures à mettre en place pour <text:span text:style-name="T1">récupérer</text:span> l’information</text:p>
      <text:p text:style-name="P3"/>
      <text:p text:style-name="P4">3. <text:span text:style-name="T7">Le workflow des demandes</text:span></text:p>
      <text:p text:style-name="P18">Différents outils e-atal, Portail des écoles, GUP, ….</text:p>
      <text:p text:style-name="P18"/>
      <text:p text:style-name="P3"/>
      <text:h text:style-name="Heading_20_2" text:outline-level="2">1. Paramétrage interne du logiciel</text:h>
      <text:h text:style-name="Heading_20_3" text:outline-level="3">1.1. Les listes de valeur spécifiques à ATAL</text:h>
      <text:p text:style-name="P18">Le type d’activité voirie/Fournitures a été créé pour contourner le fait que le service <text:span text:style-name="T10">é</text:span>clairage public ne g<text:span text:style-name="T8">è</text:span>re pas de stock : la commande de leurs fournitures est directement effectué sous coriolis, Pour avoir une trace de ce besoin de fourniture, il faut re<text:span text:style-name="T8">-</text:span>saisir le montant de la demande sous le type d’activité voirie/fourniture</text:p>
      <text:p text:style-name="P18">(suivi des travaux en régie)</text:p>
      <text:p text:style-name="P18"/>
      <text:p text:style-name="P21">cf tableau excel</text:p>
      <text:p text:style-name="P3"/>
      <text:h text:style-name="Heading_20_3" text:outline-level="3">1.2. La gestion des droits des utilisateurs, les rôles</text:h>
      <text:p text:style-name="P23"/>
      <text:p text:style-name="P3"/>
      <text:h text:style-name="Heading_20_2" text:outline-level="2">2. Les données partagées avec d'autres logiciels</text:h>
      <text:h text:style-name="Heading_20_3" text:outline-level="3">2.1. <text:span text:style-name="T7">Les listes de valeur devant circuler avec les autres outils</text:span></text:h>
      <text:p text:style-name="P24"/>
      <text:p text:style-name="P8">Liste des articles (Domaines, familles, sous familles, catégories, articles)</text:p>
      <text:p text:style-name="P9">Modules <text:span text:style-name="T4">Stocks</text:span></text:p>
      <text:p text:style-name="P9">Autres Logiciels ????</text:p>
      <text:p text:style-name="P7"/>
      <text:p text:style-name="P6">Liste des marchés, des tiers (le dernier import date du 04/08/2015), des imputations, <text:span text:style-name="T2">des natures comptables, des budgets, des nomenclatures….</text:span></text:p>
      <text:p text:style-name="P6"><text:span text:style-name="T3">M</text:span>odules Achats, Budgets, Interface, Stocks</text:p>
      <text:p text:style-name="P6">Lien entre ATAL et Coriolis</text:p>
      <text:p text:style-name="P3"/>
      <text:p text:style-name="P11"><text:soft-page-break/>Liste des véhicules, des petits matériels, des badges carburant</text:p>
      <text:p text:style-name="P12">Modules Carburants, Parc Auto, Prêts de véhicule</text:p>
      <text:p text:style-name="P10">Autres Logiciels ????</text:p>
      <text:p text:style-name="P5"/>
      <text:p text:style-name="P12">Liste des voies, des arrêtés de circulation</text:p>
      <text:p text:style-name="P12">Module Voirie</text:p>
      <text:p text:style-name="P12">Lien entre ATAL et Kadri Signal, <text:span text:style-name="T5">Lien entre ATAL et SIG</text:span></text:p>
      <text:p text:style-name="P12"/>
      <text:p text:style-name="P12">Liste des espaces verts, <text:span text:style-name="T5">des articles « fleurissement » des articles « pépinières » (avec norme botanique, genre, espèce, variété, cultivar)</text:span></text:p>
      <text:p text:style-name="P13">Lien entre ATAL et SIG</text:p>
      <text:p text:style-name="P12"/>
      <text:p text:style-name="P14">Liste des <text:span text:style-name="T6">s</text:span>ites, des <text:span text:style-name="T6">Bâtiments</text:span>, <text:span text:style-name="T6">Liste des éléments déclaratifs</text:span></text:p>
      <text:p text:style-name="P14">Modules Patrimoine, <text:span text:style-name="T6">Bâtiment</text:span>, Locations et Baux</text:p>
      <text:p text:style-name="P15">Lien entre ATAL et SIG</text:p>
      <text:p text:style-name="P14"/>
      <text:p text:style-name="P16">Organigramme des agents et des services</text:p>
      <text:p text:style-name="P17">Module Ressources, Configuration des droits</text:p>
      <text:p text:style-name="P17">Lien entre ATAL et Organigramme de la Ville</text:p>
      <text:p text:style-name="P17"/>
      <text:h text:style-name="Heading_20_3" text:outline-level="3">2.2. <text:span text:style-name="T10">Écriture</text:span> des procédures pour l’échange d’information entre ATAL et les autres logiciels du SI</text:h>
      <text:p text:style-name="P17"/>
      <text:p text:style-name="P23">Eviter les doubles saisies</text:p>
      <text:p text:style-name="P17"/>
      <text:p text:style-name="P17"/>
      <text:h text:style-name="Heading_20_2" text:outline-level="2">3. La Circulation de l'information : workflow des demandes</text:h>
      <text:p text:style-name="P23">Paramétrage du workflow sous e-Atal</text:p>
      <text:p text:style-name="P23">Test de ce paramétrage</text:p>
      <text:p text:style-name="P23">Validation de ce paramétrage</text:p>
      <text:p text:style-name="P23"/>
      <text:p text:style-name="P23"/>
      <text:p text:style-name="P19">Qui</text:p>
      <text:p text:style-name="P19">Quand</text:p>
      <text:p text:style-name="P19">Quoi</text:p>
      <text:p text:style-name="P19">Ou</text:p>
      <text:p text:style-name="P19">Comment</text:p>
      <text:p text:style-name="P19"/>
      <text:p text:style-name="P1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0:26:16.428928480</meta:creation-date>
    <dc:date>2017-06-27T10:29:37.913081283</dc:date>
    <meta:editing-duration>P1DT6H5M33S</meta:editing-duration>
    <meta:editing-cycles>7</meta:editing-cycles>
    <meta:generator>LibreOffice/5.3.1.2$Linux_X86_64 LibreOffice_project/30m0$Build-2</meta:generator>
    <meta:document-statistic meta:table-count="0" meta:image-count="0" meta:object-count="0" meta:page-count="2" meta:paragraph-count="51" meta:word-count="401" meta:character-count="2505" meta:non-whitespace-character-count="2153"/>
  </office:meta>
</office:document-meta>
</file>